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imemployee">
        <table:table-row>
          <table:table-cell office:value-type="string">
            <text:p>EmployeeKey</text:p>
          </table:table-cell>
          <table:table-cell office:value-type="string">
            <text:p>EmployeeID</text:p>
          </table:table-cell>
          <table:table-cell office:value-type="string">
            <text:p>EmployeeName</text:p>
          </table:table-cell>
          <table:table-cell office:value-type="string">
            <text:p>Titl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Nancy Davolio</text:p>
          </table:table-cell>
          <table:table-cell office:value-type="string">
            <text:p>Sales Representative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Andrew Fuller</text:p>
          </table:table-cell>
          <table:table-cell office:value-type="string">
            <text:p>Vice President Sales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Janet Leverling</text:p>
          </table:table-cell>
          <table:table-cell office:value-type="string">
            <text:p>Sales Representative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Margaret Peacock</text:p>
          </table:table-cell>
          <table:table-cell office:value-type="string">
            <text:p>Sales Representative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>
            <text:p>Steven Buchanan</text:p>
          </table:table-cell>
          <table:table-cell office:value-type="string">
            <text:p>Sales Manager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Michael Suyama</text:p>
          </table:table-cell>
          <table:table-cell office:value-type="string">
            <text:p>Sales Representative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Robert King</text:p>
          </table:table-cell>
          <table:table-cell office:value-type="string">
            <text:p>Sales Representative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Laura Callahan</text:p>
          </table:table-cell>
          <table:table-cell office:value-type="string">
            <text:p>Sales Manager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Anne Dodsworth</text:p>
          </table:table-cell>
          <table:table-cell office:value-type="string">
            <text:p>Sales Representative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5-12-16T02:06:24+00:00</meta:creation-date>
  </office:meta>
</office:document-meta>
</file>